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itle">
      <style:text-properties style:font-name="Cantarell" officeooo:rsid="0001f1ae" officeooo:paragraph-rsid="0001f1ae"/>
    </style:style>
    <style:style style:name="P2" style:family="paragraph" style:parent-style-name="Text_20_body">
      <style:text-properties style:font-name="Cantarell" officeooo:paragraph-rsid="0001f1ae"/>
    </style:style>
    <style:style style:name="P3" style:family="paragraph" style:parent-style-name="Text_20_body">
      <style:text-properties style:font-name="Cantarell" fo:font-weight="bold" officeooo:rsid="0001f1ae" officeooo:paragraph-rsid="0001f1ae" style:font-weight-asian="bold" style:font-weight-complex="bold"/>
    </style:style>
    <style:style style:name="P4" style:family="paragraph" style:parent-style-name="Text_20_body">
      <style:text-properties style:font-name="Cantarell" officeooo:rsid="0001f1ae" officeooo:paragraph-rsid="0001f1ae"/>
    </style:style>
    <style:style style:name="P5" style:family="paragraph" style:parent-style-name="Text_20_body">
      <style:text-properties style:font-name="Cantarell" officeooo:rsid="00025995" officeooo:paragraph-rsid="00025995"/>
    </style:style>
    <style:style style:name="P6" style:family="paragraph" style:parent-style-name="Text_20_body">
      <style:text-properties officeooo:rsid="00025995" officeooo:paragraph-rsid="00068441"/>
    </style:style>
    <style:style style:name="P7" style:family="paragraph" style:parent-style-name="Text_20_body">
      <style:text-properties style:font-name="Cantarell" officeooo:rsid="00025995" officeooo:paragraph-rsid="00068441"/>
    </style:style>
    <style:style style:name="P8" style:family="paragraph" style:parent-style-name="Text_20_body">
      <style:text-properties style:font-name="Cantarell" fo:font-size="14pt" fo:font-weight="bold" officeooo:rsid="00025995" officeooo:paragraph-rsid="00068441" style:font-size-asian="14pt" style:font-weight-asian="bold" style:font-size-complex="14pt" style:font-weight-complex="bold"/>
    </style:style>
    <style:style style:name="P9" style:family="paragraph" style:parent-style-name="Heading_20_1">
      <style:text-properties style:font-name="Cantarell" officeooo:rsid="00025995" officeooo:paragraph-rsid="001689b7"/>
    </style:style>
    <style:style style:name="P10" style:family="paragraph" style:parent-style-name="Heading_20_1">
      <style:text-properties style:font-name="Cantarell" officeooo:paragraph-rsid="001689b7"/>
    </style:style>
    <style:style style:name="P11" style:family="paragraph" style:parent-style-name="Text_20_body">
      <style:text-properties style:font-name="Cantarell" officeooo:rsid="00043804" officeooo:paragraph-rsid="000556ba"/>
    </style:style>
    <style:style style:name="P12" style:family="paragraph" style:parent-style-name="Heading_20_2">
      <style:text-properties style:font-name="Cantarell" officeooo:rsid="000556ba" officeooo:paragraph-rsid="000556ba"/>
    </style:style>
    <style:style style:name="P13" style:family="paragraph" style:parent-style-name="Text_20_body">
      <style:text-properties style:font-name="Cantarell" officeooo:rsid="00068441" officeooo:paragraph-rsid="00068441"/>
    </style:style>
    <style:style style:name="P14" style:family="paragraph" style:parent-style-name="Heading_20_1">
      <style:text-properties style:font-name="Cantarell" officeooo:rsid="000556ba" officeooo:paragraph-rsid="001689b7"/>
    </style:style>
    <style:style style:name="P15" style:family="paragraph" style:parent-style-name="Text_20_body">
      <style:text-properties style:font-name="Cantarell" officeooo:paragraph-rsid="000cfa27"/>
    </style:style>
    <style:style style:name="P16" style:family="paragraph" style:parent-style-name="Text_20_body">
      <style:text-properties style:font-name="Cantarell" fo:font-size="14pt" fo:font-weight="bold" officeooo:rsid="000556ba" officeooo:paragraph-rsid="000cfa27" style:font-size-asian="14pt" style:font-weight-asian="bold" style:font-size-complex="14pt" style:font-weight-complex="bold"/>
    </style:style>
    <style:style style:name="P17" style:family="paragraph" style:parent-style-name="Text_20_body">
      <style:text-properties style:font-name="Cantarell" fo:font-size="12pt" fo:font-weight="normal" officeooo:rsid="000e93dd" officeooo:paragraph-rsid="000e93dd" style:font-size-asian="10.5pt" style:font-weight-asian="normal" style:font-size-complex="12pt" style:font-weight-complex="normal"/>
    </style:style>
    <style:style style:name="P18" style:family="paragraph" style:parent-style-name="Text_20_body">
      <style:text-properties style:font-name="Cantarell" fo:font-size="12pt" fo:font-weight="normal" officeooo:rsid="000556ba" officeooo:paragraph-rsid="000e93dd" style:font-size-asian="10.5pt" style:font-weight-asian="normal" style:font-size-complex="12pt" style:font-weight-complex="normal"/>
    </style:style>
    <style:style style:name="P19" style:family="paragraph" style:parent-style-name="Heading_20_1">
      <style:text-properties style:font-name="Cantarell" officeooo:rsid="000e93dd" officeooo:paragraph-rsid="000e93dd"/>
    </style:style>
    <style:style style:name="P20" style:family="paragraph" style:parent-style-name="Heading_20_2">
      <style:text-properties style:font-name="Cantarell" fo:font-size="14pt" officeooo:paragraph-rsid="0013ddff" style:font-size-asian="14pt" style:font-size-complex="14pt"/>
    </style:style>
    <style:style style:name="P21" style:family="paragraph" style:parent-style-name="Text_20_body">
      <style:text-properties style:font-name="Cantarell" officeooo:paragraph-rsid="0013ddff"/>
    </style:style>
    <style:style style:name="P22" style:family="paragraph" style:parent-style-name="Text_20_body">
      <style:text-properties style:font-name="Cantarell" fo:font-size="14pt" fo:font-weight="bold" officeooo:rsid="000556ba" officeooo:paragraph-rsid="0013ddff" style:font-size-asian="14pt" style:font-weight-asian="bold" style:font-size-complex="14pt" style:font-weight-complex="bold"/>
    </style:style>
    <style:style style:name="P23" style:family="paragraph" style:parent-style-name="Text_20_body">
      <style:text-properties style:font-name="Cantarell" fo:font-size="12pt" fo:font-weight="normal" officeooo:rsid="00156579" officeooo:paragraph-rsid="0016c2f1" style:font-size-asian="10.5pt" style:font-weight-asian="normal" style:font-size-complex="12pt" style:font-weight-complex="normal"/>
    </style:style>
    <style:style style:name="P24" style:family="paragraph" style:parent-style-name="Heading_20_1">
      <style:text-properties style:font-name="Cantarell" officeooo:rsid="0016c2f1" officeooo:paragraph-rsid="0016c2f1"/>
    </style:style>
    <style:style style:name="P25" style:family="paragraph" style:parent-style-name="Text_20_body">
      <style:text-properties style:font-name="Cantarell" fo:font-size="14pt" fo:font-weight="bold" officeooo:rsid="0016c2f1" officeooo:paragraph-rsid="0016c2f1" style:font-size-asian="12.25pt" style:font-weight-asian="bold" style:font-size-complex="14pt" style:font-weight-complex="bold"/>
    </style:style>
    <style:style style:name="P26" style:family="paragraph" style:parent-style-name="Text_20_body">
      <style:text-properties style:font-name="Cantarell" fo:font-size="12pt" fo:font-weight="normal" officeooo:rsid="0016c2f1" officeooo:paragraph-rsid="0016c2f1" style:font-size-asian="10.5pt" style:font-weight-asian="normal" style:font-size-complex="12pt" style:font-weight-complex="normal"/>
    </style:style>
    <style:style style:name="P27" style:family="paragraph" style:parent-style-name="Text_20_body">
      <style:text-properties style:font-name="Cantarell" fo:font-size="14pt" fo:font-weight="bold" officeooo:rsid="000556ba" officeooo:paragraph-rsid="001719b6" style:font-size-asian="14pt" style:font-weight-asian="bold" style:font-size-complex="14pt" style:font-weight-complex="bold"/>
    </style:style>
    <style:style style:name="P28" style:family="paragraph" style:parent-style-name="Text_20_body">
      <style:text-properties officeooo:paragraph-rsid="0019f363"/>
    </style:style>
    <style:style style:name="P29" style:family="paragraph" style:parent-style-name="Text_20_body">
      <style:text-properties style:font-name="Cantarell" fo:font-size="18pt" fo:font-weight="bold" officeooo:rsid="0016c2f1" officeooo:paragraph-rsid="0018c0f6" style:font-size-asian="18pt" style:font-weight-asian="bold" style:font-size-complex="18pt" style:font-weight-complex="bold"/>
    </style:style>
    <style:style style:name="P30" style:family="paragraph" style:parent-style-name="Text_20_body">
      <style:text-properties officeooo:paragraph-rsid="0018c0f6"/>
    </style:style>
    <style:style style:name="T1" style:family="text">
      <style:text-properties fo:font-weight="bold" officeooo:rsid="0001f1ae"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1f1ae" style:font-weight-asian="normal" style:font-weight-complex="normal"/>
    </style:style>
    <style:style style:name="T4" style:family="text">
      <style:text-properties officeooo:rsid="0001f1ae"/>
    </style:style>
    <style:style style:name="T5" style:family="text">
      <style:text-properties officeooo:rsid="00025995"/>
    </style:style>
    <style:style style:name="T6" style:family="text">
      <style:text-properties style:font-name="Cantarell"/>
    </style:style>
    <style:style style:name="T7" style:family="text">
      <style:text-properties fo:font-size="14pt" style:font-size-asian="14pt" style:font-size-complex="14pt"/>
    </style:style>
    <style:style style:name="T8" style:family="text">
      <style:text-properties fo:font-size="14pt" officeooo:rsid="000556ba" style:font-size-asian="14pt" style:font-size-complex="14pt"/>
    </style:style>
    <style:style style:name="T9" style:family="text">
      <style:text-properties officeooo:rsid="0012c9a3"/>
    </style:style>
    <style:style style:name="T10" style:family="text">
      <style:text-properties officeooo:rsid="001689b7"/>
    </style:style>
    <style:style style:name="T11" style:family="text">
      <style:text-properties officeooo:rsid="00043804"/>
    </style:style>
    <style:style style:name="T12" style:family="text">
      <style:text-properties officeooo:rsid="000af654"/>
    </style:style>
    <style:style style:name="T13" style:family="text">
      <style:text-properties officeooo:rsid="000b8000"/>
    </style:style>
    <style:style style:name="T14" style:family="text">
      <style:text-properties officeooo:rsid="000cfa27"/>
    </style:style>
    <style:style style:name="T15" style:family="text">
      <style:text-properties officeooo:rsid="000954c7"/>
    </style:style>
    <style:style style:name="T16" style:family="text">
      <style:text-properties officeooo:rsid="00156579"/>
    </style:style>
    <style:style style:name="T17" style:family="text">
      <style:text-properties officeooo:rsid="000556ba"/>
    </style:style>
    <style:style style:name="T18" style:family="text">
      <style:text-properties officeooo:rsid="0011b005"/>
    </style:style>
    <style:style style:name="T19" style:family="text">
      <style:text-properties officeooo:rsid="0013ddff"/>
    </style:style>
    <style:style style:name="T20" style:family="text">
      <style:text-properties officeooo:rsid="001719b6"/>
    </style:style>
    <style:style style:name="T21" style:family="text">
      <style:text-properties style:font-name="Cantarell" fo:font-size="12pt" fo:font-weight="normal" officeooo:rsid="0017f4ea" style:font-size-asian="10.5pt" style:font-weight-asian="normal" style:font-size-complex="12pt" style:font-weight-complex="normal"/>
    </style:style>
    <style:style style:name="T22" style:family="text">
      <style:text-properties style:font-name="Cantarell" fo:font-size="12pt" fo:font-weight="normal" officeooo:rsid="0018c0f6" style:font-size-asian="10.5pt" style:font-weight-asian="normal" style:font-size-complex="12pt" style:font-weight-complex="normal"/>
    </style:style>
    <style:style style:name="T23" style:family="text">
      <style:text-properties officeooo:rsid="0018c0f6"/>
    </style:style>
    <style:style style:name="T24" style:family="text">
      <style:text-properties style:font-name="Cantarell" officeooo:rsid="0019f3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 #2</text:p>
      <text:p text:style-name="P2"><text:span text:style-name="T1">To: </text:span>Cheri Woods-Edwin</text:p>
      <text:p text:style-name="P3">From: <text:span text:style-name="T2">Matthew T. Pagtalunan</text:span></text:p>
      <text:p text:style-name="P3">Date: <text:span text:style-name="T2">11/26/2025</text:span></text:p>
      <text:p text:style-name="P2"><text:span text:style-name="T1">Subject: </text:span><text:span text:style-name="T3">Starting 5 Newsletter (</text:span>November 25, 2025<text:span text:style-name="T4">)</text:span></text:p>
      <text:p text:style-name="P4">Dear Cheri,</text:p>
      <text:p text:style-name="P2"><text:span text:style-name="T4">As per your request, I am assessing Starting 5 Newsletter (November 25, 2025) which provides summary about the happenings from the previous night and what’s upcoming that day. </text:span><text:span text:style-name="T5">The Starting 5 newsletter is found in the NBA.com website which serves as a hub for all basketballs content.</text:span></text:p>
      <text:p text:style-name="P5"/>
      <text:p text:style-name="P6"><text:span text:style-name="T6">Link the newsletter: </text:span><text:a xlink:type="simple" xlink:href="https://www.nba.com/news/starting-5-nov-25-2025" text:style-name="Internet_20_link" text:visited-style-name="Visited_20_Internet_20_Link"><text:span text:style-name="T6">https://www.nba.com/news/starting-5-nov-25-2025</text:span></text:a></text:p>
      <text:p text:style-name="P7"/>
      <text:p text:style-name="P8">Design Elements</text:p>
      <text:p text:style-name="P5">For this assessment, I will analyze the layout of the U.S. Bank standard business card using the four essential design principles outlined by Robin Williams in The Non-Designer’s Design Book: proximity, alignment, repetition, and contrast.</text:p>
      <text:p text:style-name="P5"/>
      <text:h text:style-name="P9" text:outline-level="1">Proximity</text:h>
      <text:h text:style-name="P10" text:outline-level="1" text:is-list-header="true"><text:span text:style-name="T7">Assessme</text:span><text:span text:style-name="T8">n</text:span><text:span text:style-name="T7">t</text:span></text:h>
      <text:p text:style-name="P11">The proximity principle groups related elements together to create organised, clear units of information (Williams 15–32). The newsletter starts with the title, followed by the Starting 5 logo <text:span text:style-name="T9">which has the colors red, blue and white. To the right of it are R</text:span>elated links <text:span text:style-name="T9">for past or current newsletters</text:span>. The relevant news and information are then provided below, with a margin of whitespace to the right of the text. This use of whitespace helps guide the reader's eye to the groped elements (Williams 20). The use of images and GIFs throughout the newsletter causes the overall hierarchy to suffer due to their different sizes (Williams 16).</text:p>
      <text:h text:style-name="P12" text:outline-level="2"><text:soft-page-break/><text:span text:style-name="T7">Recommendation</text:span></text:h>
      <text:p text:style-name="P13">The document designer successfully applies the proximity elements by combining all the relevant information (Williams 19). However, the use of images and GIFs with different sizes ruins the flow of the visual hierarchy. <text:span text:style-name="T10">The document designer should also consider adding more whitespaces in between segments to lessen clutter.</text:span> This could be improved by ensuring that the sizes are consistent with the overall flow of the elements.</text:p>
      <text:p text:style-name="P13"/>
      <text:h text:style-name="P14" text:outline-level="1">Alignment</text:h>
      <text:h text:style-name="P10" text:outline-level="1"><text:span text:style-name="T7">Assessme</text:span><text:span text:style-name="T8">n</text:span><text:span text:style-name="T7">t</text:span></text:h>
      <text:p text:style-name="P15"><text:span text:style-name="T11"><text:s/></text:span>Alignment creates unity by positioning elements along a common edge (Williams 33-54). <text:span text:style-name="T12">The main body of elements utilises left alignment positioning. </text:span><text:span text:style-name="T13">Which includes title, news, information, and images and GIFs. Doing this results in the viewers eyes focused on the left side </text:span><text:span text:style-name="T14">making</text:span><text:span text:style-name="T13"> it easier for the viewer to </text:span><text:span text:style-name="T14">read</text:span><text:span text:style-name="T13"> the information. It also keeps the elements organized</text:span><text:span text:style-name="T15"> </text:span><text:span text:style-name="T13">(Williams 33). Additionally, there are elements in the top-right part of the newsletter that uses </text:span><text:span text:style-name="T16">also element </text:span><text:span text:style-name="T13">alignment </text:span><text:span text:style-name="T16">but are apart of the main body</text:span><text:span text:style-name="T13">. Which </text:span><text:span text:style-name="T14">is </text:span><text:span text:style-name="T13">well executed due to those elements being optional or irrelavant informa</text:span><text:span text:style-name="T14">ti</text:span><text:span text:style-name="T13">on </text:span><text:span text:style-name="T14">(Williams 43)</text:span><text:span text:style-name="T13">.</text:span></text:p>
      <text:p text:style-name="P16">Recommendation</text:p>
      <text:p text:style-name="P17">The <text:span text:style-name="T10">document </text:span>design<text:span text:style-name="T10">er</text:span> successfully implements the alignment principle per Williams. The newsletter used left alignment for all the relevant information. And used right alignment for the less important information. This allows the viewers gaze to look to the relevant information first (Williams 34).</text:p>
      <text:p text:style-name="P18"/>
      <text:h text:style-name="P19" text:outline-level="1">Repetition</text:h>
      <text:h text:style-name="P20" text:outline-level="2">Assessme<text:span text:style-name="T17">n</text:span>t</text:h>
      <text:p text:style-name="P21">The repetition design element creates visual consistency across the card (Williams 55–68). <text:span text:style-name="T18">Excluding the NBA team colors, The newsletter uses black </text:span><text:span text:style-name="T19">and white color scheme with black used in the text and design, while</text:span><text:span text:style-name="T18"> white </text:span><text:span text:style-name="T19">is seen it the </text:span><text:span text:style-name="T18">background. </text:span><text:span text:style-name="T19">The use of bold text creates an emphasis that commands the viewer to read that part of the text first. Although the the NBA colors have variying colors it overall repeats elements succecsfully provining a consistent appearance (Williams 55).</text:span></text:p>
      <text:p text:style-name="P22">Recommendation</text:p>
      <text:p text:style-name="P23"><text:soft-page-break/>The newsletter succesfully implements the repetion principle by consistently using black text on a white backgroud for relaying information. <text:span text:style-name="T10">And using bold text to emphasize certain elements in the newsletter</text:span><text:span text:style-name="T19">(Williams 55).</text:span></text:p>
      <text:p text:style-name="P23"/>
      <text:h text:style-name="P24" text:outline-level="1" text:is-list-header="true">Contrast</text:h>
      <text:p text:style-name="P25">Assessment</text:p>
      <text:p text:style-name="P26">Contrast makes different elements clearly distinct from each other (Williams 69–84). The newsletter implements the contrast design principle poorly by using a white background. The white background clashes with the images and GIFs seen throughout the newsletter <text:span text:style-name="T20">(Williams 69-71) </text:span>. <text:span text:style-name="T20">Additinally the random use of emoji in one of the subtitle is uneccisarry especially if it will not be repeated. It ends up looking cartoonish and out of place in contrast with the text (Williams 70).</text:span></text:p>
      <text:p text:style-name="P27">Recommendation</text:p>
      <text:p text:style-name="P28"><text:span text:style-name="T21">The overall contrast of the newsletter </text:span><text:span text:style-name="T22">is poorly implemented, but it could be improved by using a darker background. Which helps with absorbing the array of colors that the pictures have (Williams 95-110). additionally remove the </text:span><text:span text:style-name="T6">unnecessary</text:span><text:span text:style-name="T22"> use of emoji especially if it would not be repeated throughout the newsletter.</text:span></text:p>
      <text:p text:style-name="P29"/>
      <text:p text:style-name="P29">C<text:span text:style-name="T23">onclusion</text:span></text:p>
      <text:p text:style-name="P30"><text:span text:style-name="T24">In conclusion, the Starting 5 newsletter successfully applies most of Williams' design principles, though some design inconsistencies remain. The newsletter successfully implements repetition elements, which is the most important feature for multiple-page publication (Williams 130). Some improvements are still recommended to turn this into an effective document, such as changing the background colour and removing unnecessary elements (Williams 69-84, 95-110, 129-13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6T13:36:26.798939631</meta:creation-date>
    <dc:date>2025-11-26T23:06:42.706462969</dc:date>
    <meta:editing-duration>PT22M32S</meta:editing-duration>
    <meta:editing-cycles>1</meta:editing-cycles>
    <meta:document-statistic meta:table-count="0" meta:image-count="0" meta:object-count="0" meta:page-count="3" meta:paragraph-count="32" meta:word-count="734" meta:character-count="4860" meta:non-whitespace-character-count="4160"/>
    <meta:generator>LibreOffice/25.2.7.2$Linux_X86_64 LibreOffice_project/e7583c2597113248180ed1f7066beedb927f5572</meta:generator>
  </office:meta>
</office:document-meta>
</file>